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32622F38319.png" manifest:media-type="image/png"/>
  <manifest:file-entry manifest:full-path="Pictures/10000001000001BC0000032002F76170.png" manifest:media-type="image/png"/>
  <manifest:file-entry manifest:full-path="Pictures/100000010000019B0000032AA5086278.png" manifest:media-type="image/png"/>
  <manifest:file-entry manifest:full-path="Pictures/10000001000000E900000339E87A5B13.png" manifest:media-type="image/png"/>
  <manifest:file-entry manifest:full-path="Pictures/10000001000000CA000003254A4D1128.png" manifest:media-type="image/png"/>
  <manifest:file-entry manifest:full-path="Pictures/1000000100000161000003175BE40756.png" manifest:media-type="image/png"/>
  <manifest:file-entry manifest:full-path="Pictures/10000001000000FE000003364EC92C5E.png" manifest:media-type="image/png"/>
  <manifest:file-entry manifest:full-path="Pictures/10000001000000E400000339112A5570.png" manifest:media-type="image/png"/>
  <manifest:file-entry manifest:full-path="Pictures/10000001000001940000032342E181BB.png" manifest:media-type="image/png"/>
  <manifest:file-entry manifest:full-path="Pictures/1000000100000166000003331610F443.png" manifest:media-type="image/png"/>
  <manifest:file-entry manifest:full-path="Pictures/100000010000018F0000031284CD9F36.png" manifest:media-type="image/png"/>
  <manifest:file-entry manifest:full-path="Pictures/100000010000011D0000032FBAE6083F.png" manifest:media-type="image/png"/>
  <manifest:file-entry manifest:full-path="Pictures/1000000100000283000002B257A778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961in" svg:y="-0.1717in" svg:width="3.0264in" svg:height="3.248in" draw:z-index="0"><draw:image xlink:href="Pictures/1000000100000283000002B257A778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CRYSTAL STRUCTURE OF THE COMPLEX OF HMG-D AND DNA</text:h>
      <text:p text:style-name="Text_20_body"/>
      <text:p text:style-name="Text_20_body"><draw:frame draw:style-name="fr1" draw:name="Image11" text:anchor-type="char" svg:x="0.1307in" svg:y="0.0409in" svg:width="1.4783in" svg:height="5.3484in" draw:z-index="10"><draw:image xlink:href="Pictures/10000001000000E400000339112A5570.png" xlink:type="simple" xlink:show="embed" xlink:actuate="onLoad" draw:mime-type="image/png"/></draw:frame><draw:frame draw:style-name="fr1" draw:name="Image12" text:anchor-type="char" svg:x="2.0819in" svg:y="0.0457in" svg:width="1.8811in" svg:height="5.378in" draw:z-index="11"><draw:image xlink:href="Pictures/100000010000011D0000032FBAE6083F.png" xlink:type="simple" xlink:show="embed" xlink:actuate="onLoad" draw:mime-type="image/png"/></draw:frame><draw:frame draw:style-name="fr1" draw:name="Image13" text:anchor-type="char" svg:x="4.8417in" svg:y="0.0256in" svg:width="1.7043in" svg:height="5.5146in" draw:z-index="12"><draw:image xlink:href="Pictures/10000001000000FE000003364EC92C5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draw:frame draw:style-name="fr1" draw:name="Image4" text:anchor-type="char" svg:x="4.8744in" svg:y="0.1173in" svg:width="2.3264in" svg:height="5.2138in" draw:z-index="3"><draw:image xlink:href="Pictures/1000000100000161000003175BE40756.png" xlink:type="simple" xlink:show="embed" xlink:actuate="onLoad" draw:mime-type="image/png"/></draw:frame><draw:frame draw:style-name="fr1" draw:name="Image3" text:anchor-type="char" svg:x="1.8535in" svg:y="0.0008in" svg:width="2.8335in" svg:height="5.5811in" draw:z-index="2"><draw:image xlink:href="Pictures/100000010000018F0000031284CD9F36.png" xlink:type="simple" xlink:show="embed" xlink:actuate="onLoad" draw:mime-type="image/png"/></draw:frame><draw:frame draw:style-name="fr1" draw:name="Image2" text:anchor-type="char" svg:x="0.0154in" svg:y="0.0043in" svg:width="1.3874in" svg:height="5.528in" draw:z-index="1"><draw:image xlink:href="Pictures/10000001000000CA000003254A4D1128.png" xlink:type="simple" xlink:show="embed" xlink:actuate="onLoad" draw:mime-type="image/png"/></draw:frame><text:soft-page-break/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0425in" svg:y="-0.0638in" svg:width="1.4854in" svg:height="5.2598in" draw:z-index="6"><draw:image xlink:href="Pictures/10000001000000E900000339E87A5B13.png" xlink:type="simple" xlink:show="embed" xlink:actuate="onLoad" draw:mime-type="image/png"/></draw:frame><draw:frame draw:style-name="fr1" draw:name="Image5" text:anchor-type="char" svg:x="4.952in" svg:y="0.1547in" svg:width="2.2161in" svg:height="5.0689in" draw:z-index="4"><draw:image xlink:href="Pictures/1000000100000166000003331610F443.png" xlink:type="simple" xlink:show="embed" xlink:actuate="onLoad" draw:mime-type="image/png"/></draw:frame><draw:frame draw:style-name="fr1" draw:name="Image6" text:anchor-type="char" svg:x="2.1366in" svg:y="-0.0362in" svg:width="2.5492in" svg:height="5.0236in" draw:z-index="5"><draw:image xlink:href="Pictures/100000010000019B0000032AA508627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5.0598in" svg:y="0.1626in" svg:width="2.3146in" svg:height="4.6in" draw:z-index="9"><draw:image xlink:href="Pictures/10000001000001940000032342E181BB.png" xlink:type="simple" xlink:show="embed" xlink:actuate="onLoad" draw:mime-type="image/png"/></draw:frame><draw:frame draw:style-name="fr1" draw:name="Image9" text:anchor-type="char" svg:x="2.1591in" svg:y="0.139in" svg:width="2.4902in" svg:height="4.4866in" draw:z-index="8"><draw:image xlink:href="Pictures/10000001000001BC0000032002F76170.png" xlink:type="simple" xlink:show="embed" xlink:actuate="onLoad" draw:mime-type="image/png"/></draw:frame></text:p>
      <text:p text:style-name="Standard"><draw:frame draw:style-name="fr1" draw:name="Image8" text:anchor-type="char" svg:x="-0.1008in" svg:y="0in" svg:width="2.0091in" svg:height="4.561in" draw:z-index="7"><draw:image xlink:href="Pictures/10000001000001630000032622F38319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7:33:05.149160221</meta:creation-date>
    <dc:date>2025-03-11T08:43:21.996910337</dc:date>
    <meta:editing-duration>PT1H10M12S</meta:editing-duration>
    <meta:editing-cycles>10</meta:editing-cycles>
    <meta:generator>LibreOffice/24.2.7.2$Linux_X86_64 LibreOffice_project/420$Build-2</meta:generator>
    <meta:document-statistic meta:table-count="0" meta:image-count="13" meta:object-count="0" meta:page-count="3" meta:paragraph-count="2" meta:word-count="9" meta:character-count="53" meta:non-whitespace-character-count="41"/>
  </office:meta>
</office:document-meta>
</file>